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0.8339in"/>
    </style:style>
    <style:style style:name="co3" style:family="table-column">
      <style:table-column-properties fo:break-before="auto" style:column-width="8.6846in"/>
    </style:style>
    <style:style style:name="co4" style:family="table-column">
      <style:table-column-properties fo:break-before="auto" style:column-width="4.7783in"/>
    </style:style>
    <style:style style:name="co5" style:family="table-column">
      <style:table-column-properties fo:break-before="auto" style:column-width="6.9598in"/>
    </style:style>
    <style:style style:name="co6" style:family="table-column">
      <style:table-column-properties fo:break-before="auto" style:column-width="4.93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MR-PUF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fo:background-color="#ffff00"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R-PU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float" office:value="12538" calcext:value-type="float">
            <text:p>12538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float" office:value="17540" calcext:value-type="float">
            <text:p>17540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float" office:value="44580" calcext:value-type="float">
            <text:p>44580</text:p>
          </table:table-cell>
          <table:table-cell table:style-name="ce1" office:value-type="string" calcext:value-type="string">
            <text:p>https://api.humana.com/v1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float" office:value="46944" calcext:value-type="float">
            <text:p>46944</text:p>
          </table:table-cell>
          <table:table-cell table:style-name="ce1" office:value-type="string" calcext:value-type="string">
            <text:p>https://www.bcbsal.org/cms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float" office:value="60075" calcext:value-type="float">
            <text:p>60075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float" office:value="68259" calcext:value-type="float">
            <text:p>68259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float" office:value="77233" calcext:value-type="float">
            <text:p>77233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float" office:value="82285" calcext:value-type="float">
            <text:p>82285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K</text:p>
          </table:table-cell>
          <table:table-cell table:style-name="ce1" office:value-type="float" office:value="21989" calcext:value-type="float">
            <text:p>21989</text:p>
          </table:table-cell>
          <table:table-cell table:style-name="ce1" office:value-type="string" calcext:value-type="string">
            <text:p>https://www.modahealth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K</text:p>
          </table:table-cell>
          <table:table-cell table:style-name="ce1" office:value-type="float" office:value="38344" calcext:value-type="float">
            <text:p>38344</text:p>
          </table:table-cell>
          <table:table-cell table:style-name="ce1" office:value-type="string" calcext:value-type="string">
            <text:p>https://fm.formularynavigator.com/jsonFiles/publish/11/47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K</text:p>
          </table:table-cell>
          <table:table-cell table:style-name="ce1" office:value-type="float" office:value="73836" calcext:value-type="float">
            <text:p>73836</text:p>
          </table:table-cell>
          <table:table-cell table:style-name="ce1" office:value-type="string" calcext:value-type="string">
            <text:p>https://www.modahealth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K</text:p>
          </table:table-cell>
          <table:table-cell table:style-name="ce1" office:value-type="float" office:value="74819" calcext:value-type="float">
            <text:p>74819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12303" calcext:value-type="float">
            <text:p>12303</text:p>
          </table:table-cell>
          <table:table-cell table:style-name="ce1" office:value-type="string" calcext:value-type="string">
            <text:p>http://www.dentaquest.com/marketplace/AZ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17100" calcext:value-type="float">
            <text:p>17100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17454" calcext:value-type="float">
            <text:p>17454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23307" calcext:value-type="float">
            <text:p>23307</text:p>
          </table:table-cell>
          <table:table-cell table:style-name="ce1" office:value-type="string" calcext:value-type="string">
            <text:p>https://api.humana.com/v1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24106" calcext:value-type="float">
            <text:p>24106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30045" calcext:value-type="float">
            <text:p>30045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33851" calcext:value-type="float">
            <text:p>33851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51485" calcext:value-type="float">
            <text:p>51485</text:p>
          </table:table-cell>
          <table:table-cell table:style-name="ce1" office:value-type="string" calcext:value-type="string">
            <text:p>http://www.healthnet.com/static/hhs_az_json_20439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53613" calcext:value-type="float">
            <text:p>53613</text:p>
          </table:table-cell>
          <table:table-cell table:style-name="ce1" office:value-type="string" calcext:value-type="string">
            <text:p>https://emihealth.com/services/providerdata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53901" calcext:value-type="float">
            <text:p>53901</text:p>
          </table:table-cell>
          <table:table-cell table:style-name="ce1" office:value-type="string" calcext:value-type="string">
            <text:p>https://azblue.com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58292" calcext:value-type="float">
            <text:p>58292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60761" calcext:value-type="float">
            <text:p>60761</text:p>
          </table:table-cell>
          <table:table-cell table:style-name="ce1" office:value-type="string" calcext:value-type="string">
            <text:p>http://meritusaz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65441" calcext:value-type="float">
            <text:p>65441</text:p>
          </table:table-cell>
          <table:table-cell table:style-name="ce1" office:value-type="string" calcext:value-type="string">
            <text:p>https://www.phxchoice.com/QHP-provider-formulary-APIs/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66105" calcext:value-type="float">
            <text:p>66105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70239" calcext:value-type="float">
            <text:p>70239</text:p>
          </table:table-cell>
          <table:table-cell table:style-name="ce1" office:value-type="string" calcext:value-type="string">
            <text:p>https://www.healthchoiceessential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77352" calcext:value-type="float">
            <text:p>77352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78611" calcext:value-type="float">
            <text:p>78611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86830" calcext:value-type="float">
            <text:p>86830</text:p>
          </table:table-cell>
          <table:table-cell table:style-name="ce1" office:value-type="string" calcext:value-type="string">
            <text:p>http://www.cigna.com/sites/json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91450" calcext:value-type="float">
            <text:p>91450</text:p>
          </table:table-cell>
          <table:table-cell table:style-name="ce1" office:value-type="string" calcext:value-type="string">
            <text:p>http://www.healthnet.com/static/hhs_az_json_20439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92045" calcext:value-type="float">
            <text:p>92045</text:p>
          </table:table-cell>
          <table:table-cell table:style-name="ce1" office:value-type="string" calcext:value-type="string">
            <text:p>http://meritusaz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97667" calcext:value-type="float">
            <text:p>97667</text:p>
          </table:table-cell>
          <table:table-cell table:style-name="ce1" office:value-type="string" calcext:value-type="string">
            <text:p>http://www.cigna.com/sites/json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float" office:value="98971" calcext:value-type="float">
            <text:p>98971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float" office:value="26904" calcext:value-type="float">
            <text:p>26904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float" office:value="28348" calcext:value-type="float">
            <text:p>28348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float" office:value="37903" calcext:value-type="float">
            <text:p>37903</text:p>
          </table:table-cell>
          <table:table-cell table:style-name="ce1" office:value-type="string" calcext:value-type="string">
            <text:p>https://provider-search.qualchoice.com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float" office:value="60559" calcext:value-type="float">
            <text:p>60559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float" office:value="62141" calcext:value-type="float">
            <text:p>62141</text:p>
          </table:table-cell>
          <table:table-cell table:style-name="ce1" office:value-type="string" calcext:value-type="string">
            <text:p>https://api.centene.com/ambetter/referenc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float" office:value="65817" calcext:value-type="float">
            <text:p>65817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float" office:value="70525" calcext:value-type="float">
            <text:p>70525</text:p>
          </table:table-cell>
          <table:table-cell table:style-name="ce1" office:value-type="string" calcext:value-type="string">
            <text:p>https://provider-search.qualchoice.com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float" office:value="75293" calcext:value-type="float">
            <text:p>75293</text:p>
          </table:table-cell>
          <table:table-cell table:style-name="ce1" office:value-type="string" calcext:value-type="string">
            <text:p>https://secure.arkansasbluecross.com/doclib/QHP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float" office:value="26018" calcext:value-type="float">
            <text:p>26018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float" office:value="29497" calcext:value-type="float">
            <text:p>29497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float" office:value="48664" calcext:value-type="float">
            <text:p>48664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float" office:value="67190" calcext:value-type="float">
            <text:p>67190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float" office:value="67775" calcext:value-type="float">
            <text:p>67775</text:p>
          </table:table-cell>
          <table:table-cell table:style-name="ce1" office:value-type="string" calcext:value-type="string">
            <text:p>https://www.dominiondental.com/file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float" office:value="76168" calcext:value-type="float">
            <text:p>76168</text:p>
          </table:table-cell>
          <table:table-cell table:style-name="ce1" office:value-type="string" calcext:value-type="string">
            <text:p>https://www.pfpdata.com/cms-data/76168-de/76168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float" office:value="90955" calcext:value-type="float">
            <text:p>90955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15833" calcext:value-type="float">
            <text:p>15833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15980" calcext:value-type="float">
            <text:p>15980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16842" calcext:value-type="float">
            <text:p>16842</text:p>
          </table:table-cell>
          <table:table-cell table:style-name="ce1" office:value-type="string" calcext:value-type="string">
            <text:p>http://www.bcbsfl.com/DocumentLibrary/Providers/cms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18628" calcext:value-type="float">
            <text:p>18628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1663" calcext:value-type="float">
            <text:p>21663</text:p>
          </table:table-cell>
          <table:table-cell table:style-name="ce1" office:value-type="string" calcext:value-type="string">
            <text:p>https://api.centene.com/ambetter/referenc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27357" calcext:value-type="float">
            <text:p>27357</text:p>
          </table:table-cell>
          <table:table-cell table:style-name="ce1" office:value-type="string" calcext:value-type="string">
            <text:p>https://www.health-first.org/applications/dn/cms_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30115" calcext:value-type="float">
            <text:p>30115</text:p>
          </table:table-cell>
          <table:table-cell table:style-name="ce1" office:value-type="string" calcext:value-type="string">
            <text:p>https://www.floridabluedental.com/cms-data/FL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30219" calcext:value-type="float">
            <text:p>30219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30252" calcext:value-type="float">
            <text:p>30252</text:p>
          </table:table-cell>
          <table:table-cell table:style-name="ce1" office:value-type="string" calcext:value-type="string">
            <text:p>http://www.bcbsfl.com/DocumentLibrary/Providers/cms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35783" calcext:value-type="float">
            <text:p>35783</text:p>
          </table:table-cell>
          <table:table-cell table:style-name="ce1" office:value-type="string" calcext:value-type="string">
            <text:p>https://api.humana.com/v1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38897" calcext:value-type="float">
            <text:p>38897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43274" calcext:value-type="float">
            <text:p>43274</text:p>
          </table:table-cell>
          <table:table-cell table:style-name="ce1" office:value-type="string" calcext:value-type="string">
            <text:p>https://www.solsticebenefits.com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48121" calcext:value-type="float">
            <text:p>48121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48129" calcext:value-type="float">
            <text:p>48129</text:p>
          </table:table-cell>
          <table:table-cell table:style-name="ce1" office:value-type="string" calcext:value-type="string">
            <text:p>https://cmsdata.providers4you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54172" calcext:value-type="float">
            <text:p>54172</text:p>
          </table:table-cell>
          <table:table-cell table:style-name="ce1" office:value-type="string" calcext:value-type="string">
            <text:p>http://stg-oh-medicaid.molinahealthcare.com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56503" calcext:value-type="float">
            <text:p>56503</text:p>
          </table:table-cell>
          <table:table-cell table:style-name="ce1" office:value-type="string" calcext:value-type="string">
            <text:p>http://www.fhcp.com/xml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57451" calcext:value-type="float">
            <text:p>57451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59667" calcext:value-type="float">
            <text:p>59667</text:p>
          </table:table-cell>
          <table:table-cell table:style-name="ce1" office:value-type="string" calcext:value-type="string">
            <text:p>http://www.dentaquest.com/marketplace/fl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68398" calcext:value-type="float">
            <text:p>68398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77150" calcext:value-type="float">
            <text:p>77150</text:p>
          </table:table-cell>
          <table:table-cell table:style-name="ce1" office:value-type="string" calcext:value-type="string">
            <text:p>https://www.health-first.org/applications/dn/cms_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85019" calcext:value-type="float">
            <text:p>85019</text:p>
          </table:table-cell>
          <table:table-cell table:style-name="ce1" office:value-type="string" calcext:value-type="string">
            <text:p>https://client.libertydentalplan.com/Content/documents/QDPProvider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93299" calcext:value-type="float">
            <text:p>93299</text:p>
          </table:table-cell>
          <table:table-cell table:style-name="ce1" office:value-type="string" calcext:value-type="string">
            <text:p>https://www.healthplex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97725" calcext:value-type="float">
            <text:p>97725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98534" calcext:value-type="float">
            <text:p>98534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FL</text:p>
          </table:table-cell>
          <table:table-cell table:style-name="ce1" office:value-type="float" office:value="99787" calcext:value-type="float">
            <text:p>99787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22500" calcext:value-type="float">
            <text:p>22500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28167" calcext:value-type="float">
            <text:p>28167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37001" calcext:value-type="float">
            <text:p>37001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43802" calcext:value-type="float">
            <text:p>43802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49046" calcext:value-type="float">
            <text:p>49046</text:p>
          </table:table-cell>
          <table:table-cell table:style-name="ce1" office:value-type="string" calcext:value-type="string">
            <text:p>https://www.anthem.com/cms-data-index.json/Anthem_Data_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50491" calcext:value-type="float">
            <text:p>50491</text:p>
          </table:table-cell>
          <table:table-cell table:style-name="ce1" office:value-type="string" calcext:value-type="string">
            <text:p>http://www.cigna.com/sites/json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55612" calcext:value-type="float">
            <text:p>55612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63411" calcext:value-type="float">
            <text:p>63411</text:p>
          </table:table-cell>
          <table:table-cell table:style-name="ce1" office:value-type="string" calcext:value-type="string">
            <text:p>https://www.anthem.com/cms-data-index.json/Anthem_Data_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63940" calcext:value-type="float">
            <text:p>63940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68806" calcext:value-type="float">
            <text:p>68806</text:p>
          </table:table-cell>
          <table:table-cell table:style-name="ce1" office:value-type="string" calcext:value-type="string">
            <text:p>http://www.dentaquest.com/marketplace/ga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70893" calcext:value-type="float">
            <text:p>70893</text:p>
          </table:table-cell>
          <table:table-cell table:style-name="ce1" office:value-type="string" calcext:value-type="string">
            <text:p>https://api.centene.com/ambetter/referenc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73231" calcext:value-type="float">
            <text:p>73231</text:p>
          </table:table-cell>
          <table:table-cell table:style-name="ce1" office:value-type="string" calcext:value-type="string">
            <text:p>https://cmsdata.providers4you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82824" calcext:value-type="float">
            <text:p>82824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83502" calcext:value-type="float">
            <text:p>83502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83761" calcext:value-type="float">
            <text:p>83761</text:p>
          </table:table-cell>
          <table:table-cell table:style-name="ce1" office:value-type="string" calcext:value-type="string">
            <text:p>https://www.alliantplan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86637" calcext:value-type="float">
            <text:p>86637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86681" calcext:value-type="float">
            <text:p>86681</text:p>
          </table:table-cell>
          <table:table-cell table:style-name="ce1" office:value-type="string" calcext:value-type="string">
            <text:p>http://www.dentaquest.com/marketplace/dentalcareplus/cms-data-index.json/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89942" calcext:value-type="float">
            <text:p>89942</text:p>
          </table:table-cell>
          <table:table-cell table:style-name="ce1" office:value-type="string" calcext:value-type="string">
            <text:p>https://healthy.kaiserpermanente.org/static/health/json/technical_information/ga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93332" calcext:value-type="float">
            <text:p>93332</text:p>
          </table:table-cell>
          <table:table-cell table:style-name="ce1" office:value-type="string" calcext:value-type="string">
            <text:p>https://api.humana.com/v1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float" office:value="95852" calcext:value-type="float">
            <text:p>95852</text:p>
          </table:table-cell>
          <table:table-cell table:style-name="ce1" office:value-type="string" calcext:value-type="string">
            <text:p>https://www.harkenhealth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16724" calcext:value-type="float">
            <text:p>16724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18715" calcext:value-type="float">
            <text:p>18715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20129" calcext:value-type="float">
            <text:p>20129</text:p>
          </table:table-cell>
          <table:table-cell table:style-name="ce1" office:value-type="string" calcext:value-type="string">
            <text:p>https://www.healthalliance.org/content/CmsJson/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27833" calcext:value-type="float">
            <text:p>27833</text:p>
          </table:table-cell>
          <table:table-cell table:style-name="ce1" office:value-type="string" calcext:value-type="string">
            <text:p>https://api.centene.com/ambetter/referenc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35670" calcext:value-type="float">
            <text:p>35670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36096" calcext:value-type="float">
            <text:p>36096</text:p>
          </table:table-cell>
          <table:table-cell table:style-name="ce1" office:value-type="string" calcext:value-type="string">
            <text:p>https://www.bcbsil.com/forms/il/index_il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45634" calcext:value-type="float">
            <text:p>45634</text:p>
          </table:table-cell>
          <table:table-cell table:style-name="ce1" office:value-type="string" calcext:value-type="string">
            <text:p>http://www.dentaquest.com/marketplace/IL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58288" calcext:value-type="float">
            <text:p>58288</text:p>
          </table:table-cell>
          <table:table-cell table:style-name="ce1" office:value-type="string" calcext:value-type="string">
            <text:p>https://api.humana.com/v1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60600" calcext:value-type="float">
            <text:p>60600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68303" calcext:value-type="float">
            <text:p>68303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78463" calcext:value-type="float">
            <text:p>78463</text:p>
          </table:table-cell>
          <table:table-cell table:style-name="ce1" office:value-type="string" calcext:value-type="string">
            <text:p>https://www.harkenhealth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79763" calcext:value-type="float">
            <text:p>79763</text:p>
          </table:table-cell>
          <table:table-cell table:style-name="ce1" office:value-type="string" calcext:value-type="string">
            <text:p>https://test.geoaccess.com/mrf/llh/index/2852606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83350" calcext:value-type="float">
            <text:p>83350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84033" calcext:value-type="float">
            <text:p>84033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85099" calcext:value-type="float">
            <text:p>85099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87304" calcext:value-type="float">
            <text:p>87304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96601" calcext:value-type="float">
            <text:p>96601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float" office:value="99129" calcext:value-type="float">
            <text:p>99129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float" office:value="17575" calcext:value-type="float">
            <text:p>17575</text:p>
          </table:table-cell>
          <table:table-cell table:style-name="ce1" office:value-type="string" calcext:value-type="string">
            <text:p>https://www.anthem.com/cms-data-index.json/Anthem_Data_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float" office:value="28856" calcext:value-type="float">
            <text:p>28856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float" office:value="33380" calcext:value-type="float">
            <text:p>33380</text:p>
          </table:table-cell>
          <table:table-cell table:style-name="ce1" office:value-type="string" calcext:value-type="string">
            <text:p>http://iuhealth.org/assets/healthplans/files/IUH-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float" office:value="36373" calcext:value-type="float">
            <text:p>36373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float" office:value="50816" calcext:value-type="float">
            <text:p>50816</text:p>
          </table:table-cell>
          <table:table-cell table:style-name="ce1" office:value-type="string" calcext:value-type="string">
            <text:p>https://secure.phpni.com/PublishedDataService/PublishedDataService.svc/index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float" office:value="54192" calcext:value-type="float">
            <text:p>54192</text:p>
          </table:table-cell>
          <table:table-cell table:style-name="ce1" office:value-type="string" calcext:value-type="string">
            <text:p>https://www.caresource.com/vendor/cms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float" office:value="59560" calcext:value-type="float">
            <text:p>59560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float" office:value="62033" calcext:value-type="float">
            <text:p>62033</text:p>
          </table:table-cell>
          <table:table-cell table:style-name="ce1" office:value-type="string" calcext:value-type="string">
            <text:p>http://www.mdwise.org/MediaLibraries/MDwise/Files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float" office:value="67920" calcext:value-type="float">
            <text:p>67920</text:p>
          </table:table-cell>
          <table:table-cell table:style-name="ce1" office:value-type="string" calcext:value-type="string">
            <text:p>http://siho.org/Marketplac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float" office:value="76179" calcext:value-type="float">
            <text:p>76179</text:p>
          </table:table-cell>
          <table:table-cell table:style-name="ce1" office:value-type="string" calcext:value-type="string">
            <text:p>https://api.centene.com/ambetter/referenc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float" office:value="79503" calcext:value-type="float">
            <text:p>79503</text:p>
          </table:table-cell>
          <table:table-cell table:style-name="ce1" office:value-type="string" calcext:value-type="string">
            <text:p>http://www.dentaquest.com/marketplace/dentalcareplus/cms-data-index.json/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float" office:value="83557" calcext:value-type="float">
            <text:p>83557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float" office:value="87417" calcext:value-type="float">
            <text:p>87417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float" office:value="91920" calcext:value-type="float">
            <text:p>91920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A</text:p>
          </table:table-cell>
          <table:table-cell table:style-name="ce1" office:value-type="float" office:value="11738" calcext:value-type="float">
            <text:p>11738</text:p>
          </table:table-cell>
          <table:table-cell table:style-name="ce1" office:value-type="string" calcext:value-type="string">
            <text:p>http://groupaccess.deltadentalil.com/cmsdata/plans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A</text:p>
          </table:table-cell>
          <table:table-cell table:style-name="ce1" office:value-type="float" office:value="18973" calcext:value-type="float">
            <text:p>18973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A</text:p>
          </table:table-cell>
          <table:table-cell table:style-name="ce1" office:value-type="float" office:value="27651" calcext:value-type="float">
            <text:p>27651</text:p>
          </table:table-cell>
          <table:table-cell table:style-name="ce1" office:value-type="string" calcext:value-type="string">
            <text:p>https://www.gundersenhealthplan.org/QHPAPI/PNM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A</text:p>
          </table:table-cell>
          <table:table-cell table:style-name="ce1" office:value-type="float" office:value="50730" calcext:value-type="float">
            <text:p>50730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A</text:p>
          </table:table-cell>
          <table:table-cell table:style-name="ce1" office:value-type="float" office:value="51902" calcext:value-type="float">
            <text:p>51902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A</text:p>
          </table:table-cell>
          <table:table-cell table:style-name="ce1" office:value-type="float" office:value="61284" calcext:value-type="float">
            <text:p>61284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A</text:p>
          </table:table-cell>
          <table:table-cell table:style-name="ce1" office:value-type="float" office:value="63366" calcext:value-type="float">
            <text:p>63366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A</text:p>
          </table:table-cell>
          <table:table-cell table:style-name="ce1" office:value-type="float" office:value="71051" calcext:value-type="float">
            <text:p>71051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A</text:p>
          </table:table-cell>
          <table:table-cell table:style-name="ce1" office:value-type="float" office:value="74980" calcext:value-type="float">
            <text:p>74980</text:p>
          </table:table-cell>
          <table:table-cell table:style-name="ce1" office:value-type="string" calcext:value-type="string">
            <text:p>http://www.avera.org/app/files/public/58726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A</text:p>
          </table:table-cell>
          <table:table-cell table:style-name="ce1" office:value-type="float" office:value="85930" calcext:value-type="float">
            <text:p>85930</text:p>
          </table:table-cell>
          <table:table-cell table:style-name="ce1" office:value-type="string" calcext:value-type="string">
            <text:p>https://www.sanfordhealthplan.org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A</text:p>
          </table:table-cell>
          <table:table-cell table:style-name="ce1" office:value-type="float" office:value="88678" calcext:value-type="float">
            <text:p>88678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IA</text:p>
          </table:table-cell>
          <table:table-cell table:style-name="ce1" office:value-type="float" office:value="93078" calcext:value-type="float">
            <text:p>93078</text:p>
          </table:table-cell>
          <table:table-cell table:style-name="ce1" office:value-type="string" calcext:value-type="string">
            <text:p>https://esbgatewaypub.medica.com:443/rest/QHP/cms-data-index.json?HIOSID=93078&amp;fmt=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KS</text:p>
          </table:table-cell>
          <table:table-cell table:style-name="ce1" office:value-type="float" office:value="11339" calcext:value-type="float">
            <text:p>11339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KS</text:p>
          </table:table-cell>
          <table:table-cell table:style-name="ce1" office:value-type="float" office:value="18558" calcext:value-type="float">
            <text:p>18558</text:p>
          </table:table-cell>
          <table:table-cell table:style-name="ce1" office:value-type="string" calcext:value-type="string">
            <text:p>https://secure.bcbsks.com/BuyBlue/qhp-data/index.BCBSKS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KS</text:p>
          </table:table-cell>
          <table:table-cell table:style-name="ce1" office:value-type="float" office:value="25268" calcext:value-type="float">
            <text:p>25268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KS</text:p>
          </table:table-cell>
          <table:table-cell table:style-name="ce1" office:value-type="float" office:value="27811" calcext:value-type="float">
            <text:p>27811</text:p>
          </table:table-cell>
          <table:table-cell table:style-name="ce1" office:value-type="string" calcext:value-type="string">
            <text:p>https://secure.bcbsks.com/BuyBlue/qhp-data/index.Solutions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KS</text:p>
          </table:table-cell>
          <table:table-cell table:style-name="ce1" office:value-type="float" office:value="50274" calcext:value-type="float">
            <text:p>50274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KS</text:p>
          </table:table-cell>
          <table:table-cell table:style-name="ce1" office:value-type="float" office:value="61779" calcext:value-type="float">
            <text:p>61779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KS</text:p>
          </table:table-cell>
          <table:table-cell table:style-name="ce1" office:value-type="float" office:value="63790" calcext:value-type="float">
            <text:p>63790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KS</text:p>
          </table:table-cell>
          <table:table-cell table:style-name="ce1" office:value-type="float" office:value="81711" calcext:value-type="float">
            <text:p>81711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KS</text:p>
          </table:table-cell>
          <table:table-cell table:style-name="ce1" office:value-type="float" office:value="94248" calcext:value-type="float">
            <text:p>94248</text:p>
          </table:table-cell>
          <table:table-cell table:style-name="ce1" office:value-type="string" calcext:value-type="string">
            <text:p>http://cmsapi.bluekc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float" office:value="18802" calcext:value-type="float">
            <text:p>18802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float" office:value="19636" calcext:value-type="float">
            <text:p>19636</text:p>
          </table:table-cell>
          <table:table-cell table:style-name="ce1" office:value-type="string" calcext:value-type="string">
            <text:p>http://www.bcbsla.com/acadirectory/19636/19636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float" office:value="38499" calcext:value-type="float">
            <text:p>38499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float" office:value="42544" calcext:value-type="float">
            <text:p>42544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float" office:value="44965" calcext:value-type="float">
            <text:p>44965</text:p>
          </table:table-cell>
          <table:table-cell table:style-name="ce1" office:value-type="string" calcext:value-type="string">
            <text:p>https://api.humana.com/v1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float" office:value="67243" calcext:value-type="float">
            <text:p>67243</text:p>
          </table:table-cell>
          <table:table-cell table:style-name="ce1" office:value-type="string" calcext:value-type="string">
            <text:p>https://portal.vantagehealthplan.com/data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float" office:value="74056" calcext:value-type="float">
            <text:p>74056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float" office:value="78461" calcext:value-type="float">
            <text:p>78461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float" office:value="87390" calcext:value-type="float">
            <text:p>87390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float" office:value="97176" calcext:value-type="float">
            <text:p>97176</text:p>
          </table:table-cell>
          <table:table-cell table:style-name="ce1" office:value-type="string" calcext:value-type="string">
            <text:p>http://www.bcbsla.com/acadirectory/97176/97176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</text:p>
          </table:table-cell>
          <table:table-cell table:style-name="ce1" office:value-type="float" office:value="20974" calcext:value-type="float">
            <text:p>20974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</text:p>
          </table:table-cell>
          <table:table-cell table:style-name="ce1" office:value-type="float" office:value="33653" calcext:value-type="float">
            <text:p>33653</text:p>
          </table:table-cell>
          <table:table-cell table:style-name="ce1" office:value-type="string" calcext:value-type="string">
            <text:p>https://www.healthoptions.org/machinereadable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</text:p>
          </table:table-cell>
          <table:table-cell table:style-name="ce1" office:value-type="float" office:value="48396" calcext:value-type="float">
            <text:p>48396</text:p>
          </table:table-cell>
          <table:table-cell table:style-name="ce1" office:value-type="string" calcext:value-type="string">
            <text:p>https://www.anthem.com/cms-data-index.json/Anthem_Data_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</text:p>
          </table:table-cell>
          <table:table-cell table:style-name="ce1" office:value-type="float" office:value="50165" calcext:value-type="float">
            <text:p>50165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</text:p>
          </table:table-cell>
          <table:table-cell table:style-name="ce1" office:value-type="float" office:value="69227" calcext:value-type="float">
            <text:p>69227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</text:p>
          </table:table-cell>
          <table:table-cell table:style-name="ce1" office:value-type="float" office:value="96667" calcext:value-type="float">
            <text:p>96667</text:p>
          </table:table-cell>
          <table:table-cell table:style-name="ce1" office:value-type="string" calcext:value-type="string">
            <text:p>https://www.harvardpilgrim.org/pls/portal/url/ITEM/153ADC2AF0F5425EA5E85E0F2D87B856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11083" calcext:value-type="float">
            <text:p>11083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11103" calcext:value-type="float">
            <text:p>11103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12858" calcext:value-type="float">
            <text:p>12858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15560" calcext:value-type="float">
            <text:p>15560</text:p>
          </table:table-cell>
          <table:table-cell table:style-name="ce1" office:value-type="string" calcext:value-type="string">
            <text:p>http://www.bcbsm.com/content/dam/public/marketplace/json/2016/bcbsm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29241" calcext:value-type="float">
            <text:p>29241</text:p>
          </table:table-cell>
          <table:table-cell table:style-name="ce1" office:value-type="string" calcext:value-type="string">
            <text:p>http://www.priorityhealth.com/-/media/priorityhealth/files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29698" calcext:value-type="float">
            <text:p>29698</text:p>
          </table:table-cell>
          <table:table-cell table:style-name="ce1" office:value-type="string" calcext:value-type="string">
            <text:p>http://www.priorityhealth.com/-/media/priorityhealth/files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31256" calcext:value-type="float">
            <text:p>31256</text:p>
          </table:table-cell>
          <table:table-cell table:style-name="ce1" office:value-type="string" calcext:value-type="string">
            <text:p>http://www.dencap.net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34620" calcext:value-type="float">
            <text:p>34620</text:p>
          </table:table-cell>
          <table:table-cell table:style-name="ce1" office:value-type="string" calcext:value-type="string">
            <text:p>https://www.harborhealthchoice.com/QHP-provider-formulary-APIs/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34930" calcext:value-type="float">
            <text:p>34930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35700" calcext:value-type="float">
            <text:p>35700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37651" calcext:value-type="float">
            <text:p>37651</text:p>
          </table:table-cell>
          <table:table-cell table:style-name="ce1" office:value-type="string" calcext:value-type="string">
            <text:p>http://www.hap.org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40047" calcext:value-type="float">
            <text:p>40047</text:p>
          </table:table-cell>
          <table:table-cell table:style-name="ce1" office:value-type="string" calcext:value-type="string">
            <text:p>http://stg-oh-medicaid.molinahealthcare.com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41895" calcext:value-type="float">
            <text:p>41895</text:p>
          </table:table-cell>
          <table:table-cell table:style-name="ce1" office:value-type="string" calcext:value-type="string">
            <text:p>https://www.consumersmutual.org/sites/default/files/machinereadable/cmijson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46275" calcext:value-type="float">
            <text:p>46275</text:p>
          </table:table-cell>
          <table:table-cell table:style-name="ce1" office:value-type="string" calcext:value-type="string">
            <text:p>https://api.humana.com/v1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58594" calcext:value-type="float">
            <text:p>58594</text:p>
          </table:table-cell>
          <table:table-cell table:style-name="ce1" office:value-type="string" calcext:value-type="string">
            <text:p>http://corp.mhplan.com/siteassets/meridian-choice-data/meridianchoice_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60829" calcext:value-type="float">
            <text:p>60829</text:p>
          </table:table-cell>
          <table:table-cell table:style-name="ce1" office:value-type="string" calcext:value-type="string">
            <text:p>http://www.phpmichigan.com/upload/templates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62294" calcext:value-type="float">
            <text:p>62294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63631" calcext:value-type="float">
            <text:p>63631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66587" calcext:value-type="float">
            <text:p>66587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67183" calcext:value-type="float">
            <text:p>67183</text:p>
          </table:table-cell>
          <table:table-cell table:style-name="ce1" office:value-type="string" calcext:value-type="string">
            <text:p>https://thcmi.com/json/2016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67577" calcext:value-type="float">
            <text:p>67577</text:p>
          </table:table-cell>
          <table:table-cell table:style-name="ce1" office:value-type="string" calcext:value-type="string">
            <text:p>http://www.hap.org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71667" calcext:value-type="float">
            <text:p>71667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74917" calcext:value-type="float">
            <text:p>74917</text:p>
          </table:table-cell>
          <table:table-cell table:style-name="ce1" office:value-type="string" calcext:value-type="string">
            <text:p>https://www.mclaren.org/Uploads/Public/Documents/HealthPlan/documents/CMSUploads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86217" calcext:value-type="float">
            <text:p>86217</text:p>
          </table:table-cell>
          <table:table-cell table:style-name="ce1" office:value-type="string" calcext:value-type="string">
            <text:p>https://www.goldendentalplans.com/plans/select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94523" calcext:value-type="float">
            <text:p>94523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float" office:value="98185" calcext:value-type="float">
            <text:p>98185</text:p>
          </table:table-cell>
          <table:table-cell table:style-name="ce1" office:value-type="string" calcext:value-type="string">
            <text:p>http://www.bcbsm.com/content/dam/public/marketplace/json/2016/bc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office:value-type="float" office:value="11324" calcext:value-type="float">
            <text:p>11324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office:value-type="float" office:value="48963" calcext:value-type="float">
            <text:p>48963</text:p>
          </table:table-cell>
          <table:table-cell table:style-name="ce1" office:value-type="string" calcext:value-type="string">
            <text:p>https://api.humana.com/v1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office:value-type="float" office:value="49374" calcext:value-type="float">
            <text:p>49374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office:value-type="float" office:value="60328" calcext:value-type="float">
            <text:p>60328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office:value-type="float" office:value="74718" calcext:value-type="float">
            <text:p>74718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office:value-type="float" office:value="90714" calcext:value-type="float">
            <text:p>90714</text:p>
          </table:table-cell>
          <table:table-cell table:style-name="ce1" office:value-type="string" calcext:value-type="string">
            <text:p>https://api.centene.com/ambetter/referenc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office:value-type="float" office:value="97560" calcext:value-type="float">
            <text:p>97560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float" office:value="16049" calcext:value-type="float">
            <text:p>16049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float" office:value="29416" calcext:value-type="float">
            <text:p>29416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float" office:value="30613" calcext:value-type="float">
            <text:p>30613</text:p>
          </table:table-cell>
          <table:table-cell table:style-name="ce1" office:value-type="string" calcext:value-type="string">
            <text:p>https://api.humana.com/v1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float" office:value="32753" calcext:value-type="float">
            <text:p>32753</text:p>
          </table:table-cell>
          <table:table-cell table:style-name="ce1" office:value-type="string" calcext:value-type="string">
            <text:p>https://www.anthem.com/cms-data-index.json/Anthem_Data_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float" office:value="34762" calcext:value-type="float">
            <text:p>34762</text:p>
          </table:table-cell>
          <table:table-cell table:style-name="ce1" office:value-type="string" calcext:value-type="string">
            <text:p>http://cmsapi.bluekc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float" office:value="40807" calcext:value-type="float">
            <text:p>40807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float" office:value="44240" calcext:value-type="float">
            <text:p>44240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float" office:value="44527" calcext:value-type="float">
            <text:p>44527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float" office:value="48786" calcext:value-type="float">
            <text:p>48786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float" office:value="68265" calcext:value-type="float">
            <text:p>68265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float" office:value="68396" calcext:value-type="float">
            <text:p>68396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float" office:value="74483" calcext:value-type="float">
            <text:p>74483</text:p>
          </table:table-cell>
          <table:table-cell table:style-name="ce1" office:value-type="string" calcext:value-type="string">
            <text:p>http://www.cigna.com/sites/json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float" office:value="82905" calcext:value-type="float">
            <text:p>82905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T</text:p>
          </table:table-cell>
          <table:table-cell table:style-name="ce1" office:value-type="float" office:value="23603" calcext:value-type="float">
            <text:p>23603</text:p>
          </table:table-cell>
          <table:table-cell table:style-name="ce1" office:value-type="string" calcext:value-type="string">
            <text:p>https://enroll.pacificsource.com/MRF/MT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T</text:p>
          </table:table-cell>
          <table:table-cell table:style-name="ce1" office:value-type="float" office:value="30751" calcext:value-type="float">
            <text:p>30751</text:p>
          </table:table-cell>
          <table:table-cell table:style-name="ce1" office:value-type="string" calcext:value-type="string">
            <text:p>https://www.bcbsmt.com/forms/mt/index_mt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T</text:p>
          </table:table-cell>
          <table:table-cell table:style-name="ce1" office:value-type="float" office:value="32225" calcext:value-type="float">
            <text:p>32225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T</text:p>
          </table:table-cell>
          <table:table-cell table:style-name="ce1" office:value-type="float" office:value="62818" calcext:value-type="float">
            <text:p>62818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T</text:p>
          </table:table-cell>
          <table:table-cell table:style-name="ce1" office:value-type="float" office:value="71788" calcext:value-type="float">
            <text:p>71788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T</text:p>
          </table:table-cell>
          <table:table-cell table:style-name="ce1" office:value-type="float" office:value="93895" calcext:value-type="float">
            <text:p>93895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E</text:p>
          </table:table-cell>
          <table:table-cell table:style-name="ce1" office:value-type="float" office:value="15438" calcext:value-type="float">
            <text:p>15438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E</text:p>
          </table:table-cell>
          <table:table-cell table:style-name="ce1" office:value-type="float" office:value="20305" calcext:value-type="float">
            <text:p>20305</text:p>
          </table:table-cell>
          <table:table-cell table:style-name="ce1" office:value-type="string" calcext:value-type="string">
            <text:p>https://esbgatewaypub.medica.com:443/rest/QHP/cms-data-index.json?HIOSID=20305&amp;fmt=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E</text:p>
          </table:table-cell>
          <table:table-cell table:style-name="ce1" office:value-type="float" office:value="29678" calcext:value-type="float">
            <text:p>29678</text:p>
          </table:table-cell>
          <table:table-cell table:style-name="ce1" office:value-type="string" calcext:value-type="string">
            <text:p>https://www.nebraskablue.com/~/media/files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E</text:p>
          </table:table-cell>
          <table:table-cell table:style-name="ce1" office:value-type="float" office:value="44751" calcext:value-type="float">
            <text:p>44751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E</text:p>
          </table:table-cell>
          <table:table-cell table:style-name="ce1" office:value-type="float" office:value="45550" calcext:value-type="float">
            <text:p>45550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E</text:p>
          </table:table-cell>
          <table:table-cell table:style-name="ce1" office:value-type="float" office:value="48282" calcext:value-type="float">
            <text:p>48282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E</text:p>
          </table:table-cell>
          <table:table-cell table:style-name="ce1" office:value-type="float" office:value="50022" calcext:value-type="float">
            <text:p>50022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E</text:p>
          </table:table-cell>
          <table:table-cell table:style-name="ce1" office:value-type="float" office:value="98048" calcext:value-type="float">
            <text:p>98048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H</text:p>
          </table:table-cell>
          <table:table-cell table:style-name="ce1" office:value-type="float" office:value="19304" calcext:value-type="float">
            <text:p>19304</text:p>
          </table:table-cell>
          <table:table-cell table:style-name="ce1" office:value-type="string" calcext:value-type="string">
            <text:p>https://www.healthoptions.org/machinereadable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H</text:p>
          </table:table-cell>
          <table:table-cell table:style-name="ce1" office:value-type="float" office:value="24847" calcext:value-type="float">
            <text:p>24847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H</text:p>
          </table:table-cell>
          <table:table-cell table:style-name="ce1" office:value-type="float" office:value="57601" calcext:value-type="float">
            <text:p>57601</text:p>
          </table:table-cell>
          <table:table-cell table:style-name="ce1" office:value-type="string" calcext:value-type="string">
            <text:p>https://www.anthem.com/cms-data-index.json/Anthem_Data_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H</text:p>
          </table:table-cell>
          <table:table-cell table:style-name="ce1" office:value-type="float" office:value="59025" calcext:value-type="float">
            <text:p>59025</text:p>
          </table:table-cell>
          <table:table-cell table:style-name="ce1" office:value-type="string" calcext:value-type="string">
            <text:p>https://www.harvardpilgrim.org/pls/portal/url/ITEM/153ADC2AF0F5425EA5E85E0F2D87B856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H</text:p>
          </table:table-cell>
          <table:table-cell table:style-name="ce1" office:value-type="float" office:value="61163" calcext:value-type="float">
            <text:p>61163</text:p>
          </table:table-cell>
          <table:table-cell table:style-name="ce1" office:value-type="string" calcext:value-type="string">
            <text:p>https://s3.amazonaws.com/minuteman-machine-readable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H</text:p>
          </table:table-cell>
          <table:table-cell table:style-name="ce1" office:value-type="float" office:value="75841" calcext:value-type="float">
            <text:p>75841</text:p>
          </table:table-cell>
          <table:table-cell table:style-name="ce1" office:value-type="string" calcext:value-type="string">
            <text:p>https://api.centene.com/ambetter/referenc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H</text:p>
          </table:table-cell>
          <table:table-cell table:style-name="ce1" office:value-type="float" office:value="82708" calcext:value-type="float">
            <text:p>82708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H</text:p>
          </table:table-cell>
          <table:table-cell table:style-name="ce1" office:value-type="float" office:value="87701" calcext:value-type="float">
            <text:p>87701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H</text:p>
          </table:table-cell>
          <table:table-cell table:style-name="ce1" office:value-type="float" office:value="96751" calcext:value-type="float">
            <text:p>96751</text:p>
          </table:table-cell>
          <table:table-cell table:style-name="ce1" office:value-type="string" calcext:value-type="string">
            <text:p>https://www.anthem.com/cms-data-index.json/Anthem_Data_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J</text:p>
          </table:table-cell>
          <table:table-cell table:style-name="ce1" office:value-type="float" office:value="10191" calcext:value-type="float">
            <text:p>10191</text:p>
          </table:table-cell>
          <table:table-cell table:style-name="ce1" office:value-type="string" calcext:value-type="string">
            <text:p>https://newjersey-healthrepublic-static.s3.amazonaws.com/machine_readabl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J</text:p>
          </table:table-cell>
          <table:table-cell table:style-name="ce1" office:value-type="float" office:value="15720" calcext:value-type="float">
            <text:p>15720</text:p>
          </table:table-cell>
          <table:table-cell table:style-name="ce1" office:value-type="string" calcext:value-type="string">
            <text:p>https://cmsdata.providers4you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J</text:p>
          </table:table-cell>
          <table:table-cell table:style-name="ce1" office:value-type="float" office:value="44811" calcext:value-type="float">
            <text:p>44811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J</text:p>
          </table:table-cell>
          <table:table-cell table:style-name="ce1" office:value-type="float" office:value="48608" calcext:value-type="float">
            <text:p>48608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J</text:p>
          </table:table-cell>
          <table:table-cell table:style-name="ce1" office:value-type="float" office:value="48834" calcext:value-type="float">
            <text:p>48834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J</text:p>
          </table:table-cell>
          <table:table-cell table:style-name="ce1" office:value-type="float" office:value="50221" calcext:value-type="float">
            <text:p>50221</text:p>
          </table:table-cell>
          <table:table-cell table:style-name="ce1" office:value-type="string" calcext:value-type="string">
            <text:p>https://d3ul0st9g52g6o.cloudfront.net/ff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J</text:p>
          </table:table-cell>
          <table:table-cell table:style-name="ce1" office:value-type="float" office:value="52095" calcext:value-type="float">
            <text:p>52095</text:p>
          </table:table-cell>
          <table:table-cell table:style-name="ce1" office:value-type="string" calcext:value-type="string">
            <text:p>https://www.healthplex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J</text:p>
          </table:table-cell>
          <table:table-cell table:style-name="ce1" office:value-type="float" office:value="53877" calcext:value-type="float">
            <text:p>53877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J</text:p>
          </table:table-cell>
          <table:table-cell table:style-name="ce1" office:value-type="float" office:value="77606" calcext:value-type="float">
            <text:p>77606</text:p>
          </table:table-cell>
          <table:table-cell table:style-name="ce1" office:value-type="string" calcext:value-type="string">
            <text:p>https://www.amerihealthnj.com/Resources/cms-data/ahnj-hmo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J</text:p>
          </table:table-cell>
          <table:table-cell table:style-name="ce1" office:value-type="float" office:value="79422" calcext:value-type="float">
            <text:p>79422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J</text:p>
          </table:table-cell>
          <table:table-cell table:style-name="ce1" office:value-type="float" office:value="91661" calcext:value-type="float">
            <text:p>91661</text:p>
          </table:table-cell>
          <table:table-cell table:style-name="ce1" office:value-type="string" calcext:value-type="string">
            <text:p>https://doctorfinder.horizonblue.com/cms-data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J</text:p>
          </table:table-cell>
          <table:table-cell table:style-name="ce1" office:value-type="float" office:value="91762" calcext:value-type="float">
            <text:p>91762</text:p>
          </table:table-cell>
          <table:table-cell table:style-name="ce1" office:value-type="string" calcext:value-type="string">
            <text:p>https://www.amerihealthnj.com/Resources/cms-data/ahnj-ic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J</text:p>
          </table:table-cell>
          <table:table-cell table:style-name="ce1" office:value-type="float" office:value="93627" calcext:value-type="float">
            <text:p>93627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J</text:p>
          </table:table-cell>
          <table:table-cell table:style-name="ce1" office:value-type="float" office:value="97057" calcext:value-type="float">
            <text:p>97057</text:p>
          </table:table-cell>
          <table:table-cell table:style-name="ce1" office:value-type="string" calcext:value-type="string">
            <text:p>https://www.unitedconcordia.com/QHP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J</text:p>
          </table:table-cell>
          <table:table-cell table:style-name="ce1" office:value-type="float" office:value="99708" calcext:value-type="float">
            <text:p>99708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C</text:p>
          </table:table-cell>
          <table:table-cell table:style-name="ce1" office:value-type="float" office:value="11512" calcext:value-type="float">
            <text:p>11512</text:p>
          </table:table-cell>
          <table:table-cell table:style-name="ce1" office:value-type="string" calcext:value-type="string">
            <text:p>http://www.bcbsnc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C</text:p>
          </table:table-cell>
          <table:table-cell table:style-name="ce1" office:value-type="float" office:value="25741" calcext:value-type="float">
            <text:p>25741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C</text:p>
          </table:table-cell>
          <table:table-cell table:style-name="ce1" office:value-type="float" office:value="37576" calcext:value-type="float">
            <text:p>37576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C</text:p>
          </table:table-cell>
          <table:table-cell table:style-name="ce1" office:value-type="float" office:value="40435" calcext:value-type="float">
            <text:p>40435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C</text:p>
          </table:table-cell>
          <table:table-cell table:style-name="ce1" office:value-type="float" office:value="54332" calcext:value-type="float">
            <text:p>54332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C</text:p>
          </table:table-cell>
          <table:table-cell table:style-name="ce1" office:value-type="float" office:value="55440" calcext:value-type="float">
            <text:p>55440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C</text:p>
          </table:table-cell>
          <table:table-cell table:style-name="ce1" office:value-type="float" office:value="56891" calcext:value-type="float">
            <text:p>56891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C</text:p>
          </table:table-cell>
          <table:table-cell table:style-name="ce1" office:value-type="float" office:value="61671" calcext:value-type="float">
            <text:p>61671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C</text:p>
          </table:table-cell>
          <table:table-cell table:style-name="ce1" office:value-type="float" office:value="82612" calcext:value-type="float">
            <text:p>82612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C</text:p>
          </table:table-cell>
          <table:table-cell table:style-name="ce1" office:value-type="float" office:value="94482" calcext:value-type="float">
            <text:p>94482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D</text:p>
          </table:table-cell>
          <table:table-cell table:style-name="ce1" office:value-type="float" office:value="27882" calcext:value-type="float">
            <text:p>27882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D</text:p>
          </table:table-cell>
          <table:table-cell table:style-name="ce1" office:value-type="float" office:value="37160" calcext:value-type="float">
            <text:p>37160</text:p>
          </table:table-cell>
          <table:table-cell table:style-name="ce1" office:value-type="string" calcext:value-type="string">
            <text:p>https://www.bcbsnd.com/documents/10181/3178650/index.json/4bee201d-f96b-422a-8e5f-de864540f623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D</text:p>
          </table:table-cell>
          <table:table-cell table:style-name="ce1" office:value-type="float" office:value="73751" calcext:value-type="float">
            <text:p>73751</text:p>
          </table:table-cell>
          <table:table-cell table:style-name="ce1" office:value-type="string" calcext:value-type="string">
            <text:p>https://esbgatewaypub.medica.com:443/rest/QHP/cms-data-index.json?HIOSID=73751&amp;fmt=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D</text:p>
          </table:table-cell>
          <table:table-cell table:style-name="ce1" office:value-type="float" office:value="75329" calcext:value-type="float">
            <text:p>75329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D</text:p>
          </table:table-cell>
          <table:table-cell table:style-name="ce1" office:value-type="float" office:value="89364" calcext:value-type="float">
            <text:p>89364</text:p>
          </table:table-cell>
          <table:table-cell table:style-name="ce1" office:value-type="string" calcext:value-type="string">
            <text:p>https://www.sanfordhealthplan.org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ND</text:p>
          </table:table-cell>
          <table:table-cell table:style-name="ce1" office:value-type="float" office:value="90106" calcext:value-type="float">
            <text:p>90106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16204" calcext:value-type="float">
            <text:p>16204</text:p>
          </table:table-cell>
          <table:table-cell table:style-name="ce1" office:value-type="string" calcext:value-type="string">
            <text:p>https://www.inhealthohio.org/QHP-provider-formulary-APIs/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0126" calcext:value-type="float">
            <text:p>20126</text:p>
          </table:table-cell>
          <table:table-cell table:style-name="ce1" office:value-type="string" calcext:value-type="string">
            <text:p>http://www.healthspan.org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3340" calcext:value-type="float">
            <text:p>23340</text:p>
          </table:table-cell>
          <table:table-cell table:style-name="ce1" office:value-type="string" calcext:value-type="string">
            <text:p>https://providersearch.medmutual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6734" calcext:value-type="float">
            <text:p>26734</text:p>
          </table:table-cell>
          <table:table-cell table:style-name="ce1" office:value-type="string" calcext:value-type="string">
            <text:p>https://s3.amazonaws.com/eh-cms-cikciaphfevkayps/premier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8162" calcext:value-type="float">
            <text:p>28162</text:p>
          </table:table-cell>
          <table:table-cell table:style-name="ce1" office:value-type="string" calcext:value-type="string">
            <text:p>https://s3.amazonaws.com/aultcare.machinereadable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29276" calcext:value-type="float">
            <text:p>29276</text:p>
          </table:table-cell>
          <table:table-cell table:style-name="ce1" office:value-type="string" calcext:value-type="string">
            <text:p>https://www.anthem.com/cms-data-index.json/Anthem_Data_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33931" calcext:value-type="float">
            <text:p>33931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34964" calcext:value-type="float">
            <text:p>34964</text:p>
          </table:table-cell>
          <table:table-cell table:style-name="ce1" office:value-type="string" calcext:value-type="string">
            <text:p>http://www.dentaquest.com/marketplace/OH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34968" calcext:value-type="float">
            <text:p>34968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41047" calcext:value-type="float">
            <text:p>41047</text:p>
          </table:table-cell>
          <table:table-cell table:style-name="ce1" office:value-type="string" calcext:value-type="string">
            <text:p>https://api.centene.com/ambetter/referenc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47509" calcext:value-type="float">
            <text:p>47509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52664" calcext:value-type="float">
            <text:p>52664</text:p>
          </table:table-cell>
          <table:table-cell table:style-name="ce1" office:value-type="string" calcext:value-type="string">
            <text:p>http://files.myplancentral.com/ACA/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55371" calcext:value-type="float">
            <text:p>55371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59401" calcext:value-type="float">
            <text:p>59401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64353" calcext:value-type="float">
            <text:p>64353</text:p>
          </table:table-cell>
          <table:table-cell table:style-name="ce1" office:value-type="string" calcext:value-type="string">
            <text:p>http://stg-oh-medicaid.molinahealthcare.com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66083" calcext:value-type="float">
            <text:p>66083</text:p>
          </table:table-cell>
          <table:table-cell table:style-name="ce1" office:value-type="string" calcext:value-type="string">
            <text:p>https://api.humana.com/v1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67129" calcext:value-type="float">
            <text:p>67129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68158" calcext:value-type="float">
            <text:p>68158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74313" calcext:value-type="float">
            <text:p>74313</text:p>
          </table:table-cell>
          <table:table-cell table:style-name="ce1" office:value-type="string" calcext:value-type="string">
            <text:p>https://www.myparamount.org/machinereadablefiles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77552" calcext:value-type="float">
            <text:p>77552</text:p>
          </table:table-cell>
          <table:table-cell table:style-name="ce1" office:value-type="string" calcext:value-type="string">
            <text:p>https://www.caresource.com/vendor/cms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78726" calcext:value-type="float">
            <text:p>78726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86728" calcext:value-type="float">
            <text:p>86728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89819" calcext:value-type="float">
            <text:p>89819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92036" calcext:value-type="float">
            <text:p>92036</text:p>
          </table:table-cell>
          <table:table-cell table:style-name="ce1" office:value-type="string" calcext:value-type="string">
            <text:p>http://www.healthspan.org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97596" calcext:value-type="float">
            <text:p>97596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99734" calcext:value-type="float">
            <text:p>99734</text:p>
          </table:table-cell>
          <table:table-cell table:style-name="ce1" office:value-type="string" calcext:value-type="string">
            <text:p>http://www.dentaquest.com/marketplace/dentalcareplus/cms-data-index.json/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H</text:p>
          </table:table-cell>
          <table:table-cell table:style-name="ce1" office:value-type="float" office:value="99969" calcext:value-type="float">
            <text:p>99969</text:p>
          </table:table-cell>
          <table:table-cell table:style-name="ce1" office:value-type="string" calcext:value-type="string">
            <text:p>https://providersearch.medmutual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float" office:value="12513" calcext:value-type="float">
            <text:p>12513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float" office:value="13711" calcext:value-type="float">
            <text:p>13711</text:p>
          </table:table-cell>
          <table:table-cell table:style-name="ce1" office:value-type="string" calcext:value-type="string">
            <text:p>https://cmsdata.providers4you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float" office:value="40254" calcext:value-type="float">
            <text:p>40254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float" office:value="45480" calcext:value-type="float">
            <text:p>45480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float" office:value="45689" calcext:value-type="float">
            <text:p>45689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float" office:value="77760" calcext:value-type="float">
            <text:p>77760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float" office:value="81457" calcext:value-type="float">
            <text:p>81457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float" office:value="87571" calcext:value-type="float">
            <text:p>87571</text:p>
          </table:table-cell>
          <table:table-cell table:style-name="ce1" office:value-type="string" calcext:value-type="string">
            <text:p>https://www.bcbsil.com/forms/il/index_ok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float" office:value="87698" calcext:value-type="float">
            <text:p>87698</text:p>
          </table:table-cell>
          <table:table-cell table:style-name="ce1" office:value-type="string" calcext:value-type="string">
            <text:p>https://secure.ccok.com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float" office:value="98905" calcext:value-type="float">
            <text:p>98905</text:p>
          </table:table-cell>
          <table:table-cell table:style-name="ce1" office:value-type="string" calcext:value-type="string">
            <text:p>https://secure.ccok.com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15614" calcext:value-type="float">
            <text:p>15614</text:p>
          </table:table-cell>
          <table:table-cell table:style-name="ce1" office:value-type="string" calcext:value-type="string">
            <text:p>https://www.dominiondental.com/file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16322" calcext:value-type="float">
            <text:p>16322</text:p>
          </table:table-cell>
          <table:table-cell table:style-name="ce1" office:value-type="string" calcext:value-type="string">
            <text:p>https://www.upmchealthplan.com/coverage/cms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22444" calcext:value-type="float">
            <text:p>22444</text:p>
          </table:table-cell>
          <table:table-cell table:style-name="ce1" office:value-type="string" calcext:value-type="string">
            <text:p>https://cdn.thehealthplan.com/content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23489" calcext:value-type="float">
            <text:p>23489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24872" calcext:value-type="float">
            <text:p>24872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31609" calcext:value-type="float">
            <text:p>31609</text:p>
          </table:table-cell>
          <table:table-cell table:style-name="ce1" office:value-type="string" calcext:value-type="string">
            <text:p>https://www.ibx.com/scripts/custom/cms-data/ibc-qcc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32561" calcext:value-type="float">
            <text:p>32561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33709" calcext:value-type="float">
            <text:p>33709</text:p>
          </table:table-cell>
          <table:table-cell table:style-name="ce1" office:value-type="string" calcext:value-type="string">
            <text:p>https://www.pfpdata.com/cms-data/33709-hmk/33709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33871" calcext:value-type="float">
            <text:p>33871</text:p>
          </table:table-cell>
          <table:table-cell table:style-name="ce1" office:value-type="string" calcext:value-type="string">
            <text:p>https://www.ibx.com/scripts/custom/cms-data/ibc-khpe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36247" calcext:value-type="float">
            <text:p>36247</text:p>
          </table:table-cell>
          <table:table-cell table:style-name="ce1" office:value-type="string" calcext:value-type="string">
            <text:p>https://www.pfpdata.com/cms-data/36247-hsr/36247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45127" calcext:value-type="float">
            <text:p>45127</text:p>
          </table:table-cell>
          <table:table-cell table:style-name="ce1" office:value-type="string" calcext:value-type="string">
            <text:p>https://www.capbluecross.com/resources/cms/QHPProviderFormularyAPIs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46518" calcext:value-type="float">
            <text:p>46518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49275" calcext:value-type="float">
            <text:p>49275</text:p>
          </table:table-cell>
          <table:table-cell table:style-name="ce1" office:value-type="string" calcext:value-type="string">
            <text:p>https://www.unitedconcordia.com/QHP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53789" calcext:value-type="float">
            <text:p>53789</text:p>
          </table:table-cell>
          <table:table-cell table:style-name="ce1" office:value-type="string" calcext:value-type="string">
            <text:p>https://www.capbluecross.com/resources/cms/QHPProviderFormularyAPIs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55957" calcext:value-type="float">
            <text:p>55957</text:p>
          </table:table-cell>
          <table:table-cell table:style-name="ce1" office:value-type="string" calcext:value-type="string">
            <text:p>https://www.pfpdata.com/cms-data/55957-fplic/55957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55995" calcext:value-type="float">
            <text:p>55995</text:p>
          </table:table-cell>
          <table:table-cell table:style-name="ce1" office:value-type="string" calcext:value-type="string">
            <text:p>http://www.dentaquest.com/marketplace/dentalcareplus/cms-data-index.json/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62560" calcext:value-type="float">
            <text:p>62560</text:p>
          </table:table-cell>
          <table:table-cell table:style-name="ce1" office:value-type="string" calcext:value-type="string">
            <text:p>https://www.upmchealthplan.com/coverage/cms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64844" calcext:value-type="float">
            <text:p>64844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67430" calcext:value-type="float">
            <text:p>67430</text:p>
          </table:table-cell>
          <table:table-cell table:style-name="ce1" office:value-type="string" calcext:value-type="string">
            <text:p>https://www.upmchealthplan.com/coverage/cms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67499" calcext:value-type="float">
            <text:p>67499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68711" calcext:value-type="float">
            <text:p>68711</text:p>
          </table:table-cell>
          <table:table-cell table:style-name="ce1" office:value-type="string" calcext:value-type="string">
            <text:p>http://www.dentaquest.com/marketplace/pa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70194" calcext:value-type="float">
            <text:p>70194</text:p>
          </table:table-cell>
          <table:table-cell table:style-name="ce1" office:value-type="string" calcext:value-type="string">
            <text:p>https://www.pfpdata.com/cms-data/70194-hhic/70194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71933" calcext:value-type="float">
            <text:p>71933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72299" calcext:value-type="float">
            <text:p>72299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75729" calcext:value-type="float">
            <text:p>75729</text:p>
          </table:table-cell>
          <table:table-cell table:style-name="ce1" office:value-type="string" calcext:value-type="string">
            <text:p>https://cdn.thehealthplan.com/content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82110" calcext:value-type="float">
            <text:p>82110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98060" calcext:value-type="float">
            <text:p>98060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C</text:p>
          </table:table-cell>
          <table:table-cell table:style-name="ce1" office:value-type="float" office:value="26065" calcext:value-type="float">
            <text:p>26065</text:p>
          </table:table-cell>
          <table:table-cell table:style-name="ce1" office:value-type="string" calcext:value-type="string">
            <text:p>https://www.southcarolinablues.com/web/data/sc/bluecross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C</text:p>
          </table:table-cell>
          <table:table-cell table:style-name="ce1" office:value-type="float" office:value="38408" calcext:value-type="float">
            <text:p>38408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C</text:p>
          </table:table-cell>
          <table:table-cell table:style-name="ce1" office:value-type="float" office:value="49532" calcext:value-type="float">
            <text:p>49532</text:p>
          </table:table-cell>
          <table:table-cell table:style-name="ce1" office:value-type="string" calcext:value-type="string">
            <text:p>https://www.southcarolinablues.com/web/data/bc/bluechoice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C</text:p>
          </table:table-cell>
          <table:table-cell table:style-name="ce1" office:value-type="float" office:value="57860" calcext:value-type="float">
            <text:p>57860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C</text:p>
          </table:table-cell>
          <table:table-cell table:style-name="ce1" office:value-type="float" office:value="65122" calcext:value-type="float">
            <text:p>65122</text:p>
          </table:table-cell>
          <table:table-cell table:style-name="ce1" office:value-type="string" calcext:value-type="string">
            <text:p>https://cms.cchpsc.org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C</text:p>
          </table:table-cell>
          <table:table-cell table:style-name="ce1" office:value-type="float" office:value="77305" calcext:value-type="float">
            <text:p>77305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C</text:p>
          </table:table-cell>
          <table:table-cell table:style-name="ce1" office:value-type="float" office:value="84939" calcext:value-type="float">
            <text:p>84939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C</text:p>
          </table:table-cell>
          <table:table-cell table:style-name="ce1" office:value-type="float" office:value="89281" calcext:value-type="float">
            <text:p>89281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C</text:p>
          </table:table-cell>
          <table:table-cell table:style-name="ce1" office:value-type="float" office:value="92498" calcext:value-type="float">
            <text:p>92498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C</text:p>
          </table:table-cell>
          <table:table-cell table:style-name="ce1" office:value-type="float" office:value="97325" calcext:value-type="float">
            <text:p>97325</text:p>
          </table:table-cell>
          <table:table-cell table:style-name="ce1" office:value-type="string" calcext:value-type="string">
            <text:p>https://cmsdata.providers4you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1" office:value-type="float" office:value="25868" calcext:value-type="float">
            <text:p>25868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1" office:value-type="float" office:value="31195" calcext:value-type="float">
            <text:p>31195</text:p>
          </table:table-cell>
          <table:table-cell table:style-name="ce1" office:value-type="string" calcext:value-type="string">
            <text:p>https://www.sanfordhealthplan.org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1" office:value-type="float" office:value="34765" calcext:value-type="float">
            <text:p>34765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1" office:value-type="float" office:value="60536" calcext:value-type="float">
            <text:p>60536</text:p>
          </table:table-cell>
          <table:table-cell table:style-name="ce1" office:value-type="string" calcext:value-type="string">
            <text:p>http://www.avera.org/app/files/public/58726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1" office:value-type="float" office:value="61214" calcext:value-type="float">
            <text:p>61214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N</text:p>
          </table:table-cell>
          <table:table-cell table:style-name="ce1" office:value-type="float" office:value="14002" calcext:value-type="float">
            <text:p>14002</text:p>
          </table:table-cell>
          <table:table-cell table:style-name="ce1" office:value-type="string" calcext:value-type="string">
            <text:p>https://www.bcbst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N</text:p>
          </table:table-cell>
          <table:table-cell table:style-name="ce1" office:value-type="float" office:value="22384" calcext:value-type="float">
            <text:p>22384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N</text:p>
          </table:table-cell>
          <table:table-cell table:style-name="ce1" office:value-type="float" office:value="24601" calcext:value-type="float">
            <text:p>24601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N</text:p>
          </table:table-cell>
          <table:table-cell table:style-name="ce1" office:value-type="float" office:value="28398" calcext:value-type="float">
            <text:p>28398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N</text:p>
          </table:table-cell>
          <table:table-cell table:style-name="ce1" office:value-type="float" office:value="38886" calcext:value-type="float">
            <text:p>38886</text:p>
          </table:table-cell>
          <table:table-cell table:style-name="ce1" office:value-type="string" calcext:value-type="string">
            <text:p>http://www.dentaquest.com/marketplace/dentalcareplus/cms-data-index.json/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N</text:p>
          </table:table-cell>
          <table:table-cell table:style-name="ce1" office:value-type="float" office:value="43878" calcext:value-type="float">
            <text:p>43878</text:p>
          </table:table-cell>
          <table:table-cell table:style-name="ce1" office:value-type="string" calcext:value-type="string">
            <text:p>http://www.dentaquest.com/marketplace/T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N</text:p>
          </table:table-cell>
          <table:table-cell table:style-name="ce1" office:value-type="float" office:value="69443" calcext:value-type="float">
            <text:p>69443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N</text:p>
          </table:table-cell>
          <table:table-cell table:style-name="ce1" office:value-type="float" office:value="79913" calcext:value-type="float">
            <text:p>79913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N</text:p>
          </table:table-cell>
          <table:table-cell table:style-name="ce1" office:value-type="float" office:value="82120" calcext:value-type="float">
            <text:p>82120</text:p>
          </table:table-cell>
          <table:table-cell table:style-name="ce1" office:value-type="string" calcext:value-type="string">
            <text:p>https://api.humana.com/v1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N</text:p>
          </table:table-cell>
          <table:table-cell table:style-name="ce1" office:value-type="float" office:value="90402" calcext:value-type="float">
            <text:p>90402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N</text:p>
          </table:table-cell>
          <table:table-cell table:style-name="ce1" office:value-type="float" office:value="99248" calcext:value-type="float">
            <text:p>99248</text:p>
          </table:table-cell>
          <table:table-cell table:style-name="ce1" office:value-type="string" calcext:value-type="string">
            <text:p>http://www.cigna.com/sites/json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12846" calcext:value-type="float">
            <text:p>12846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19312" calcext:value-type="float">
            <text:p>19312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20069" calcext:value-type="float">
            <text:p>20069</text:p>
          </table:table-cell>
          <table:table-cell table:style-name="ce1" office:value-type="string" calcext:value-type="string">
            <text:p>https://d3ul0st9g52g6o.cloudfront.net/ff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23749" calcext:value-type="float">
            <text:p>23749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23891" calcext:value-type="float">
            <text:p>23891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24349" calcext:value-type="float">
            <text:p>24349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26250" calcext:value-type="float">
            <text:p>26250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26539" calcext:value-type="float">
            <text:p>26539</text:p>
          </table:table-cell>
          <table:table-cell table:style-name="ce1" office:value-type="string" calcext:value-type="string">
            <text:p>https://my.firstcare.com/CMS/MachineReadableFormat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27248" calcext:value-type="float">
            <text:p>27248</text:p>
          </table:table-cell>
          <table:table-cell table:style-name="ce1" office:value-type="string" calcext:value-type="string">
            <text:p>https://providersearch.communitycares.com/webservice/json/display/him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29418" calcext:value-type="float">
            <text:p>29418</text:p>
          </table:table-cell>
          <table:table-cell table:style-name="ce1" office:value-type="string" calcext:value-type="string">
            <text:p>https://api.centene.com/ambetter/referenc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32673" calcext:value-type="float">
            <text:p>32673</text:p>
          </table:table-cell>
          <table:table-cell table:style-name="ce1" office:value-type="string" calcext:value-type="string">
            <text:p>https://api.humana.com/v1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33602" calcext:value-type="float">
            <text:p>33602</text:p>
          </table:table-cell>
          <table:table-cell table:style-name="ce1" office:value-type="string" calcext:value-type="string">
            <text:p>https://www.bcbstx.com/forms/tx/index_t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37392" calcext:value-type="float">
            <text:p>37392</text:p>
          </table:table-cell>
          <table:table-cell table:style-name="ce1" office:value-type="string" calcext:value-type="string">
            <text:p>http://www.prominencehealthplan.com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37755" calcext:value-type="float">
            <text:p>37755</text:p>
          </table:table-cell>
          <table:table-cell table:style-name="ce1" office:value-type="string" calcext:value-type="string">
            <text:p>https://swhp.org/sites/default/file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40540" calcext:value-type="float">
            <text:p>40540</text:p>
          </table:table-cell>
          <table:table-cell table:style-name="ce1" office:value-type="string" calcext:value-type="string">
            <text:p>https://cmsdata.providers4you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40788" calcext:value-type="float">
            <text:p>40788</text:p>
          </table:table-cell>
          <table:table-cell table:style-name="ce1" office:value-type="string" calcext:value-type="string">
            <text:p>https://swhp.org/sites/default/file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45786" calcext:value-type="float">
            <text:p>45786</text:p>
          </table:table-cell>
          <table:table-cell table:style-name="ce1" office:value-type="string" calcext:value-type="string">
            <text:p>http://stg-oh-medicaid.molinahealthcare.com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46224" calcext:value-type="float">
            <text:p>46224</text:p>
          </table:table-cell>
          <table:table-cell table:style-name="ce1" office:value-type="string" calcext:value-type="string">
            <text:p>https://qhphub.com/cfhp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47665" calcext:value-type="float">
            <text:p>47665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48364" calcext:value-type="float">
            <text:p>48364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55409" calcext:value-type="float">
            <text:p>55409</text:p>
          </table:table-cell>
          <table:table-cell table:style-name="ce1" office:value-type="string" calcext:value-type="string">
            <text:p>http://www.cigna.com/sites/json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58609" calcext:value-type="float">
            <text:p>58609</text:p>
          </table:table-cell>
          <table:table-cell table:style-name="ce1" office:value-type="string" calcext:value-type="string">
            <text:p>http://www.dentaquest.com/marketplace/tx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61315" calcext:value-type="float">
            <text:p>61315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63141" calcext:value-type="float">
            <text:p>63141</text:p>
          </table:table-cell>
          <table:table-cell table:style-name="ce1" office:value-type="string" calcext:value-type="string">
            <text:p>https://api.humana.com/v1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63509" calcext:value-type="float">
            <text:p>63509</text:p>
          </table:table-cell>
          <table:table-cell table:style-name="ce1" office:value-type="string" calcext:value-type="string">
            <text:p>http://www.allegianchoice.com/docs/librariesprovider27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66252" calcext:value-type="float">
            <text:p>66252</text:p>
          </table:table-cell>
          <table:table-cell table:style-name="ce1" office:value-type="string" calcext:value-type="string">
            <text:p>http://www.christushealthplan.org/tx2016healthexchangeformulary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71837" calcext:value-type="float">
            <text:p>71837</text:p>
          </table:table-cell>
          <table:table-cell table:style-name="ce1" office:value-type="string" calcext:value-type="string">
            <text:p>https://senderohealth.com/idealcareeng/json/jsonfile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76589" calcext:value-type="float">
            <text:p>76589</text:p>
          </table:table-cell>
          <table:table-cell table:style-name="ce1" office:value-type="string" calcext:value-type="string">
            <text:p>http://www.cigna.com/sites/json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85947" calcext:value-type="float">
            <text:p>85947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91716" calcext:value-type="float">
            <text:p>91716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92388" calcext:value-type="float">
            <text:p>92388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TX</text:p>
          </table:table-cell>
          <table:table-cell table:style-name="ce1" office:value-type="float" office:value="98809" calcext:value-type="float">
            <text:p>98809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T</text:p>
          </table:table-cell>
          <table:table-cell table:style-name="ce1" office:value-type="float" office:value="14948" calcext:value-type="float">
            <text:p>14948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T</text:p>
          </table:table-cell>
          <table:table-cell table:style-name="ce1" office:value-type="float" office:value="18167" calcext:value-type="float">
            <text:p>18167</text:p>
          </table:table-cell>
          <table:table-cell table:style-name="ce1" office:value-type="string" calcext:value-type="string">
            <text:p>http://stg-oh-medicaid.molinahealthcare.com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T</text:p>
          </table:table-cell>
          <table:table-cell table:style-name="ce1" office:value-type="float" office:value="27619" calcext:value-type="float">
            <text:p>27619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T</text:p>
          </table:table-cell>
          <table:table-cell table:style-name="ce1" office:value-type="float" office:value="40335" calcext:value-type="float">
            <text:p>40335</text:p>
          </table:table-cell>
          <table:table-cell table:style-name="ce1" office:value-type="string" calcext:value-type="string">
            <text:p>https://emihealth.com/services/providerdata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T</text:p>
          </table:table-cell>
          <table:table-cell table:style-name="ce1" office:value-type="float" office:value="42261" calcext:value-type="float">
            <text:p>42261</text:p>
          </table:table-cell>
          <table:table-cell table:style-name="ce1" office:value-type="string" calcext:value-type="string">
            <text:p>https://uhealthplan.utah.edu/individual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T</text:p>
          </table:table-cell>
          <table:table-cell table:style-name="ce1" office:value-type="float" office:value="42757" calcext:value-type="float">
            <text:p>42757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T</text:p>
          </table:table-cell>
          <table:table-cell table:style-name="ce1" office:value-type="float" office:value="46958" calcext:value-type="float">
            <text:p>46958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T</text:p>
          </table:table-cell>
          <table:table-cell table:style-name="ce1" office:value-type="float" office:value="56764" calcext:value-type="float">
            <text:p>56764</text:p>
          </table:table-cell>
          <table:table-cell table:style-name="ce1" office:value-type="string" calcext:value-type="string">
            <text:p>https://api.humana.com/v1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T</text:p>
          </table:table-cell>
          <table:table-cell table:style-name="ce1" office:value-type="float" office:value="68781" calcext:value-type="float">
            <text:p>68781</text:p>
          </table:table-cell>
          <table:table-cell table:style-name="ce1" office:value-type="string" calcext:value-type="string">
            <text:p>https://selecthealth.org/shprovider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T</text:p>
          </table:table-cell>
          <table:table-cell table:style-name="ce1" office:value-type="float" office:value="68809" calcext:value-type="float">
            <text:p>68809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T</text:p>
          </table:table-cell>
          <table:table-cell table:style-name="ce1" office:value-type="float" office:value="71246" calcext:value-type="float">
            <text:p>71246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T</text:p>
          </table:table-cell>
          <table:table-cell table:style-name="ce1" office:value-type="float" office:value="72660" calcext:value-type="float">
            <text:p>72660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10207" calcext:value-type="float">
            <text:p>10207</text:p>
          </table:table-cell>
          <table:table-cell table:style-name="ce1" office:value-type="string" calcext:value-type="string">
            <text:p>https://member.carefirst.com/carefirst-resources/machine-readable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12028" calcext:value-type="float">
            <text:p>12028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13756" calcext:value-type="float">
            <text:p>13756</text:p>
          </table:table-cell>
          <table:table-cell table:style-name="ce1" office:value-type="string" calcext:value-type="string">
            <text:p>https://www.unitedconcordia.com/QHP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15668" calcext:value-type="float">
            <text:p>15668</text:p>
          </table:table-cell>
          <table:table-cell table:style-name="ce1" office:value-type="string" calcext:value-type="string">
            <text:p>https://www.pchp.net/cms-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16064" calcext:value-type="float">
            <text:p>16064</text:p>
          </table:table-cell>
          <table:table-cell table:style-name="ce1" office:value-type="string" calcext:value-type="string">
            <text:p>https://www.anthem.com/cms-data-index.json/Anthem_Data_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20507" calcext:value-type="float">
            <text:p>20507</text:p>
          </table:table-cell>
          <table:table-cell table:style-name="ce1" office:value-type="string" calcext:value-type="string">
            <text:p>https://apps2.optimahealth.com/public/cms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31319" calcext:value-type="float">
            <text:p>31319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37204" calcext:value-type="float">
            <text:p>37204</text:p>
          </table:table-cell>
          <table:table-cell table:style-name="ce1" office:value-type="string" calcext:value-type="string">
            <text:p>https://www.pchp.net/cms-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38234" calcext:value-type="float">
            <text:p>38234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38599" calcext:value-type="float">
            <text:p>38599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40198" calcext:value-type="float">
            <text:p>40198</text:p>
          </table:table-cell>
          <table:table-cell table:style-name="ce1" office:value-type="string" calcext:value-type="string">
            <text:p>http://www.dentaquest.com/marketplace/va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40308" calcext:value-type="float">
            <text:p>40308</text:p>
          </table:table-cell>
          <table:table-cell table:style-name="ce1" office:value-type="string" calcext:value-type="string">
            <text:p>https://member.carefirst.com/carefirst-resources/machine-readable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42808" calcext:value-type="float">
            <text:p>42808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54965" calcext:value-type="float">
            <text:p>54965</text:p>
          </table:table-cell>
          <table:table-cell table:style-name="ce1" office:value-type="string" calcext:value-type="string">
            <text:p>https://www.dominiondental.com/file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72006" calcext:value-type="float">
            <text:p>72006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86443" calcext:value-type="float">
            <text:p>86443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88380" calcext:value-type="float">
            <text:p>88380</text:p>
          </table:table-cell>
          <table:table-cell table:style-name="ce1" office:value-type="string" calcext:value-type="string">
            <text:p>https://www.anthem.com/cms-data-index.json/Anthem_Data_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95185" calcext:value-type="float">
            <text:p>95185</text:p>
          </table:table-cell>
          <table:table-cell table:style-name="ce1" office:value-type="string" calcext:value-type="string">
            <text:p>https://healthy.kaiserpermanente.org/static/health/json/technical_information/va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97762" calcext:value-type="float">
            <text:p>97762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97927" calcext:value-type="float">
            <text:p>97927</text:p>
          </table:table-cell>
          <table:table-cell table:style-name="ce1" office:value-type="string" calcext:value-type="string">
            <text:p>http://www.dentaquest.com/marketplace/m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float" office:value="99663" calcext:value-type="float">
            <text:p>99663</text:p>
          </table:table-cell>
          <table:table-cell table:style-name="ce1" office:value-type="string" calcext:value-type="string">
            <text:p>https://www.getjsonfile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V</text:p>
          </table:table-cell>
          <table:table-cell table:style-name="ce1" office:value-type="float" office:value="31274" calcext:value-type="float">
            <text:p>31274</text:p>
          </table:table-cell>
          <table:table-cell table:style-name="ce1" office:value-type="string" calcext:value-type="string">
            <text:p>https://www.pfpdata.com/cms-data/31274-wv/31274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V</text:p>
          </table:table-cell>
          <table:table-cell table:style-name="ce1" office:value-type="float" office:value="50328" calcext:value-type="float">
            <text:p>50328</text:p>
          </table:table-cell>
          <table:table-cell table:style-name="ce1" office:value-type="string" calcext:value-type="string">
            <text:p>https://www.caresource.com/vendor/cms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V</text:p>
          </table:table-cell>
          <table:table-cell table:style-name="ce1" office:value-type="float" office:value="53843" calcext:value-type="float">
            <text:p>53843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V</text:p>
          </table:table-cell>
          <table:table-cell table:style-name="ce1" office:value-type="float" office:value="72479" calcext:value-type="float">
            <text:p>72479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V</text:p>
          </table:table-cell>
          <table:table-cell table:style-name="ce1" office:value-type="float" office:value="76526" calcext:value-type="float">
            <text:p>76526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V</text:p>
          </table:table-cell>
          <table:table-cell table:style-name="ce1" office:value-type="float" office:value="96480" calcext:value-type="float">
            <text:p>96480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16837" calcext:value-type="float">
            <text:p>16837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31248" calcext:value-type="float">
            <text:p>31248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32754" calcext:value-type="float">
            <text:p>32754</text:p>
          </table:table-cell>
          <table:table-cell table:style-name="ce1" office:value-type="string" calcext:value-type="string">
            <text:p>https://api.centene.com/ambetter/referenc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35334" calcext:value-type="float">
            <text:p>35334</text:p>
          </table:table-cell>
          <table:table-cell table:style-name="ce1" office:value-type="string" calcext:value-type="string">
            <text:p>https://mercycarehealthplans.com/wp-content/uploads/JSON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37833" calcext:value-type="float">
            <text:p>37833</text:p>
          </table:table-cell>
          <table:table-cell table:style-name="ce1" office:value-type="string" calcext:value-type="string">
            <text:p>https://fm.formularynavigator.com/jsonFiles/publish/150/69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38166" calcext:value-type="float">
            <text:p>38166</text:p>
          </table:table-cell>
          <table:table-cell table:style-name="ce1" office:value-type="string" calcext:value-type="string">
            <text:p>https://fm.formularynavigator.com/jsonFiles/publish/7/85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38345" calcext:value-type="float">
            <text:p>38345</text:p>
          </table:table-cell>
          <table:table-cell table:style-name="ce1" office:value-type="string" calcext:value-type="string">
            <text:p>https://app.prevea360.com/MachineReadable/prevea-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39924" calcext:value-type="float">
            <text:p>39924</text:p>
          </table:table-cell>
          <table:table-cell table:style-name="ce1" office:value-type="string" calcext:value-type="string">
            <text:p>https://unitedhealthcarecms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47342" calcext:value-type="float">
            <text:p>47342</text:p>
          </table:table-cell>
          <table:table-cell table:style-name="ce1" office:value-type="string" calcext:value-type="string">
            <text:p>https://www.healthtradition.com/API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52697" calcext:value-type="float">
            <text:p>52697</text:p>
          </table:table-cell>
          <table:table-cell table:style-name="ce1" office:value-type="string" calcext:value-type="string">
            <text:p>http://stg-oh-medicaid.molinahealthcare.com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57845" calcext:value-type="float">
            <text:p>57845</text:p>
          </table:table-cell>
          <table:table-cell table:style-name="ce1" office:value-type="string" calcext:value-type="string">
            <text:p>https://esbgatewaypub.medica.com:443/rest/QHP/cms-data-index.json?HIOSID=57845&amp;fmt=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58326" calcext:value-type="float">
            <text:p>58326</text:p>
          </table:table-cell>
          <table:table-cell table:style-name="ce1" office:value-type="string" calcext:value-type="string">
            <text:p>https://mercycarehealthplans.com/wp-content/uploads/JSON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58564" calcext:value-type="float">
            <text:p>58564</text:p>
          </table:table-cell>
          <table:table-cell table:style-name="ce1" office:value-type="string" calcext:value-type="string">
            <text:p>https://www.pplusic.com/documents/upload/indexData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69589" calcext:value-type="float">
            <text:p>69589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79475" calcext:value-type="float">
            <text:p>79475</text:p>
          </table:table-cell>
          <table:table-cell table:style-name="ce1" office:value-type="string" calcext:value-type="string">
            <text:p>https://www.anthem.com/cms-data-index.json/Anthem_Data_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79597" calcext:value-type="float">
            <text:p>79597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81335" calcext:value-type="float">
            <text:p>81335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81413" calcext:value-type="float">
            <text:p>81413</text:p>
          </table:table-cell>
          <table:table-cell table:style-name="ce1" office:value-type="string" calcext:value-type="string">
            <text:p>https://data.networkhealth.com/hix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84670" calcext:value-type="float">
            <text:p>84670</text:p>
          </table:table-cell>
          <table:table-cell table:style-name="ce1" office:value-type="string" calcext:value-type="string">
            <text:p>http://secure.wecareforwisconsin.com/QHP-provider-formulary-APIs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85005" calcext:value-type="float">
            <text:p>85005</text:p>
          </table:table-cell>
          <table:table-cell table:style-name="ce1" office:value-type="string" calcext:value-type="string">
            <text:p>http://www.momentumplans.com/Content/file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87416" calcext:value-type="float">
            <text:p>87416</text:p>
          </table:table-cell>
          <table:table-cell table:style-name="ce1" office:value-type="string" calcext:value-type="string">
            <text:p>http://www.commongroundhealthcare.org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90028" calcext:value-type="float">
            <text:p>90028</text:p>
          </table:table-cell>
          <table:table-cell table:style-name="ce1" office:value-type="string" calcext:value-type="string">
            <text:p>https://www.anthem.com/cms-data-index.json/Anthem_Data_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91058" calcext:value-type="float">
            <text:p>91058</text:p>
          </table:table-cell>
          <table:table-cell table:style-name="ce1" office:value-type="string" calcext:value-type="string">
            <text:p>https://www.gundersenhealthplan.org/QHPAPI/PNM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91604" calcext:value-type="float">
            <text:p>91604</text:p>
          </table:table-cell>
          <table:table-cell table:style-name="ce1" office:value-type="string" calcext:value-type="string">
            <text:p>NOT SUBMITTED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1" office:value-type="float" office:value="94529" calcext:value-type="float">
            <text:p>94529</text:p>
          </table:table-cell>
          <table:table-cell table:style-name="ce1" office:value-type="string" calcext:value-type="string">
            <text:p>https://ghcscw.com/xsp/cms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Y</text:p>
          </table:table-cell>
          <table:table-cell table:style-name="ce1" office:value-type="float" office:value="11269" calcext:value-type="float">
            <text:p>11269</text:p>
          </table:table-cell>
          <table:table-cell table:style-name="ce1" office:value-type="string" calcext:value-type="string">
            <text:p>https://www.bcbswy.com/docs/json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Y</text:p>
          </table:table-cell>
          <table:table-cell table:style-name="ce1" office:value-type="float" office:value="44450" calcext:value-type="float">
            <text:p>44450</text:p>
          </table:table-cell>
          <table:table-cell table:style-name="ce1" office:value-type="string" calcext:value-type="string">
            <text:p>http://www.dentegra.com/hcx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Y</text:p>
          </table:table-cell>
          <table:table-cell table:style-name="ce1" office:value-type="float" office:value="47731" calcext:value-type="float">
            <text:p>47731</text:p>
          </table:table-cell>
          <table:table-cell table:style-name="ce1" office:value-type="string" calcext:value-type="string">
            <text:p>http://www.bestlife.com/exchange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Y</text:p>
          </table:table-cell>
          <table:table-cell table:style-name="ce1" office:value-type="float" office:value="62081" calcext:value-type="float">
            <text:p>62081</text:p>
          </table:table-cell>
          <table:table-cell table:style-name="ce1" office:value-type="string" calcext:value-type="string">
            <text:p>https://groupaccess.deltadentalil.com/cmsdata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Y</text:p>
          </table:table-cell>
          <table:table-cell table:style-name="ce1" office:value-type="float" office:value="80132" calcext:value-type="float">
            <text:p>80132</text:p>
          </table:table-cell>
          <table:table-cell table:style-name="ce1" office:value-type="string" calcext:value-type="string">
            <text:p>https://cmsdata.providers4you.com/cms-data-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WY</text:p>
          </table:table-cell>
          <table:table-cell table:style-name="ce1" office:value-type="float" office:value="83964" calcext:value-type="float">
            <text:p>83964</text:p>
          </table:table-cell>
          <table:table-cell table:style-name="ce1" office:value-type="string" calcext:value-type="string">
            <text:p>https://www.deltadental.com/CMSDirectory/index.json</text:p>
          </table:table-cell>
          <table:table-cell table:style-name="ce1"/>
          <table:table-cell/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18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10480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R-PUF" style:display-name="PageStyle_MR-PU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SA ANN BAILEY</meta:initial-creator>
    <dc:creator>njanetos </dc:creator>
    <meta:creation-date>2015-10-30T15:06:16</meta:creation-date>
    <dc:date>2015-11-18T16:43:39.832319867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365" meta:object-count="0"/>
    <meta:user-defined meta:name="AppVersion">15.0300</meta:user-defined>
    <meta:user-defined meta:name="Company">C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176468251</meta:user-defined>
    <meta:user-defined meta:name="_AuthorEmail" meta:value-type="string">LisaAnn.Bailey@cms.hhs.gov</meta:user-defined>
    <meta:user-defined meta:name="_AuthorEmailDisplayName" meta:value-type="string">Bailey, Lisa Ann (CMS/CCIIO)</meta:user-defined>
    <meta:user-defined meta:name="_EmailSubject" meta:value-type="string">PUF</meta:user-defined>
    <meta:user-defined meta:name="_PreviousAdHocReviewCycleID" meta:value-type="float">176468251</meta:user-defined>
  </office:meta>
</office:document-meta>
</file>